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OOoNewChapter" style:master-page-name="OOoTitlePage">
      <style:paragraph-properties style:page-number="auto"/>
    </style:style>
    <style:style style:name="P21" style:family="paragraph" style:parent-style-name="OOoList_20_1_20_End">
      <style:text-properties fo:language="en" fo:country="US"/>
    </style:style>
    <style:style style:name="P22" style:family="paragraph" style:parent-style-name="OOoList_20_1_20_Cont.">
      <style:paragraph-properties fo:margin-top="0in" fo:margin-bottom="0.0236in"/>
      <style:text-properties fo:language="en" fo:country="US"/>
    </style:style>
    <style:style style:name="P23" style:family="paragraph" style:parent-style-name="OOoList_20_1_20_Start">
      <style:paragraph-properties loext:contextual-spacing="false" fo:margin-top="0in" fo:margin-bottom="0.0236in"/>
      <style:text-properties fo:language="en" fo:country="US"/>
    </style:style>
    <style:style style:name="P24" style:family="paragraph" style:parent-style-name="OOoCopyrightPage" style:master-page-name="OOoCopyright">
      <style:paragraph-properties style:page-number="auto"/>
    </style:style>
    <style:style style:name="P25" style:family="paragraph" style:parent-style-name="OOoTextBody" style:master-page-name="OOoPageStyle">
      <style:paragraph-properties style:page-number="auto"/>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4">Copyright</text:p>
      <text:p text:style-name="OOoTextBody">This document is Copyright <text:span text:style-name="T8">©</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25"/>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583_795950087" text:style-name="Internet_20_link" text:visited-style-name="Internet_20_link">Preface<text:tab/></text:a><text:a xlink:type="simple" xlink:href="#__RefHeading__583_795950087" text:style-name="Internet_20_link" text:visited-style-name="Internet_20_link"><text:span text:style-name="Internet_20_link">4</text:span></text:a></text:p>
          <text:p text:style-name="P19"><text:a xlink:type="simple" xlink:href="#__RefHeading__585_795950087" text:style-name="Internet_20_link" text:visited-style-name="Internet_20_link">Who Is This Book For?<text:tab/></text:a><text:a xlink:type="simple" xlink:href="#__RefHeading__585_795950087" text:style-name="Internet_20_link" text:visited-style-name="Internet_20_link"><text:span text:style-name="Internet_20_link">4</text:span></text:a></text:p>
          <text:p text:style-name="P19"><text:a xlink:type="simple" xlink:href="#__RefHeading__587_795950087" text:style-name="Internet_20_link" text:visited-style-name="Internet_20_link">What's in This Book?<text:tab/></text:a><text:a xlink:type="simple" xlink:href="#__RefHeading__587_795950087" text:style-name="Internet_20_link" text:visited-style-name="Internet_20_link"><text:span text:style-name="Internet_20_link">4</text:span></text:a></text:p>
          <text:p text:style-name="P19"><text:a xlink:type="simple" xlink:href="#__RefHeading__589_795950087" text:style-name="Internet_20_link" text:visited-style-name="Internet_20_link">Where to Get More Help<text:tab/></text:a><text:a xlink:type="simple" xlink:href="#__RefHeading__589_795950087" text:style-name="Internet_20_link" text:visited-style-name="Internet_20_link"><text:span text:style-name="Internet_20_link">4</text:span></text:a></text:p>
          <text:p text:style-name="P19"><text:a xlink:type="simple" xlink:href="#__RefHeading__591_795950087" text:style-name="Internet_20_link" text:visited-style-name="Internet_20_link">What You See May Be Different<text:tab/></text:a><text:a xlink:type="simple" xlink:href="#__RefHeading__591_795950087" text:style-name="Internet_20_link" text:visited-style-name="Internet_20_link"><text:span text:style-name="Internet_20_link">5</text:span></text:a></text:p>
          <text:p text:style-name="P19"><text:a xlink:type="simple" xlink:href="#__RefHeading__593_795950087" text:style-name="Internet_20_link" text:visited-style-name="Internet_20_link">What Are All These Things Called?<text:tab/></text:a><text:a xlink:type="simple" xlink:href="#__RefHeading__593_795950087" text:style-name="Internet_20_link" text:visited-style-name="Internet_20_link"><text:span text:style-name="Internet_20_link">5</text:span></text:a></text:p>
          <text:p text:style-name="P19"><text:a xlink:type="simple" xlink:href="#__RefHeading__595_795950087" text:style-name="Internet_20_link" text:visited-style-name="Internet_20_link">Using Apache OpenOffice on macOS<text:tab/></text:a><text:a xlink:type="simple" xlink:href="#__RefHeading__595_795950087" text:style-name="Internet_20_link" text:visited-style-name="Internet_20_link"><text:span text:style-name="Internet_20_link">6</text:span></text:a></text:p>
        </text:index-body>
      </text:table-of-content>
      <text:p text:style-name="Standard"/>
      <text:p text:style-name="P17"/>
      <text:h text:style-name="OOoHeading_20_0" text:outline-level="1"><text:bookmark-start text:name="__RefHeading__583_795950087"/>Preface<text:bookmark-end text:name="__RefHeading__583_795950087"/></text:h>
      <text:h text:style-name="OOoHeading_20_1" text:outline-level="2"><text:bookmark-start text:name="__RefHeading__585_795950087"/>Who Is This Book For?<text:bookmark-end text:name="__RefHeading__585_795950087"/></text:h>
      <text:p text:style-name="P16">Anyone who wants to get up to speed quickly with Apache OpenOffice will find this book valuable. You may be new to office software, or you may be familiar with another office suite.</text:p>
      <text:h text:style-name="OOoHeading_20_1" text:outline-level="2"><text:bookmark-start text:name="__RefHeading__587_795950087"/>What's in This Book?<text:bookmark-end text:name="__RefHeading__587_795950087"/></text:h>
      <text:p text:style-name="P12">This book introduces the main components of Apache OpenOffice:</text:p>
      <text:list xml:id="list2760553157524594007" text:style-name="OOoBullets_20_1">
        <text:list-item>
          <text:p text:style-name="P23">Writer (word processing)</text:p>
        </text:list-item>
        <text:list-item>
          <text:p text:style-name="P22">Calc (spreadsheets)</text:p>
        </text:list-item>
        <text:list-item>
          <text:p text:style-name="P22">Impress (presentations)</text:p>
        </text:list-item>
        <text:list-item>
          <text:p text:style-name="P22">Draw (vector graphics)</text:p>
        </text:list-item>
        <text:list-item>
          <text:p text:style-name="P22">Base (database)</text:p>
        </text:list-item>
        <text:list-item>
          <text:p text:style-name="P21">Math (equation editor)</text:p>
        </text:list-item>
      </text:list>
      <text:p text:style-name="P16">It also covers some features common to all components, including setup and customization, styles and templates, and printing.</text:p>
      <text:h text:style-name="OOoHeading_20_1" text:outline-level="2"><text:bookmark-start text:name="__RefHeading__589_795950087"/>Where to Get More Help<text:bookmark-end text:name="__RefHeading__589_795950087"/></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284308272"/>Help system<text:alphabetical-index-mark-end text:id="IMark28430827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285065772"/><text:span text:style-name="T4">support</text:span><text:alphabetical-index-mark-end text:id="IMark28506577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591_795950087"/>What You See May Be Different<text:bookmark-end text:name="__RefHeading__591_795950087"/></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text:bookmark-start text:name="__RefHeading__593_795950087"/>What Are All These Things Called?<text:bookmark-end text:name="__RefHeading__593_795950087"/></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595_795950087"/>Using Apache OpenOffice on macOS<text:bookmark-end text:name="__RefHeading__595_795950087"/></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5</text:page-number></text:p>
      </style:footer>
      <style:footer-left>
        <text:p text:style-name="OOoFooter"><text:page-number text:select-page="current">6</text:page-number>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5-02T16:31:50.77</dc:date>
    <dc:creator>Keith McKenna</dc:creator>
    <meta:editing-duration>PT9H8M31S</meta:editing-duration>
    <meta:editing-cycles>49</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40" meta:character-count="5542"/>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